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c0c0c0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p-Boutique</text:p>
      <text:p text:style-name="P2">ce document n'est pas une version finale</text:p>
      <text:list text:style-name="L1">
        <text:list-item>
          <text:p text:style-name="P3">Objectifs à atteindre</text:p>
        </text:list-item>
      </text:list>
      <text:p text:style-name="P4"><text:tab/><text:span text:style-name="T1">Voici ce que nous devrions pouvoir faire à la sortie de Spip-Boutique 1.0:</text:span></text:p>
      <text:p text:style-name="P5">Coté visiteur :</text:p>
      <text:list text:style-name="L2">
        <text:list-item>
          <text:p text:style-name="P6">Création de cadi par n'importe quel visiteur,</text:p>
        </text:list-item>
        <text:list-item>
          <text:p text:style-name="P6">N'importe quel visiteur peut s'enregistrer en tant que client,</text:p>
        </text:list-item>
        <text:list-item>
          <text:p text:style-name="P6">Enregistrement du cadis en cours (nécessaire de s'enregistrer sur le système),</text:p>
        </text:list-item>
        <text:list-item>
          <text:p text:style-name="P6">Valider un/plusieurs cadis,</text:p>
        </text:list-item>
        <text:list-item>
          <text:p text:style-name="P6">suivre l'état de notre cadis (en préparation, en attente du paiement, en attente de l'envoi du colis, envoyé),</text:p>
        </text:list-item>
        <text:list-item>
          <text:p text:style-name="P6">supprimer un/plusieurs cadis.</text:p>
        </text:list-item>
        <text:list-item>
          <text:p text:style-name="P6">Poster un commentaire dans le forum d'un produit (cfg: moderation : <text:span text:style-name="T2">non</text:span>, a posteriori, a priori; permission : <text:span text:style-name="T2">visiteur</text:span>, clients)</text:p>
        </text:list-item>
      </text:list>
      <text:p text:style-name="P5"/>
      <text:p text:style-name="P5">Coté Rédacteur</text:p>
      <text:list text:style-name="L3">
        <text:list-item>
          <text:p text:style-name="P7">Voir la liste des catégories,</text:p>
        </text:list-item>
        <text:list-item>
          <text:p text:style-name="P7">Voir la liste des produits des catégories,</text:p>
        </text:list-item>
        <text:list-item>
          <text:p text:style-name="P7">Proposer un produit dans une catégorie (cfg : <text:span text:style-name="T2">oui</text:span>, non),</text:p>
        </text:list-item>
        <text:list-item>
          <text:p text:style-name="P7">lier un mot clé aux produits dont il est auteur (cfg : <text:span text:style-name="T2">oui</text:span>, non),</text:p>
        </text:list-item>
        <text:list-item>
          <text:p text:style-name="P7">lier un article à un produit et inversement si il est auteur du produit ET de l'article (cfg : <text:span text:style-name="T2">oui</text:span>, non),</text:p>
        </text:list-item>
        <text:list-item>
          <text:p text:style-name="P7">créer un produit dérivé d'un autre.</text:p>
        </text:list-item>
      </text:list>
      <text:p text:style-name="P5"/>
      <text:p text:style-name="P5">Coté Administrateur restreint</text:p>
      <text:list text:style-name="L3">
        <text:list-item text:start-value="1">
          <text:p text:style-name="P7">Voir la liste des catégories,</text:p>
        </text:list-item>
        <text:list-item>
          <text:p text:style-name="P7">Voir la liste des produits des catégories,</text:p>
        </text:list-item>
        <text:list-item>
          <text:p text:style-name="P7">Proposer une nouvelle catégorie,</text:p>
        </text:list-item>
        <text:list-item>
          <text:p text:style-name="P7">Proposer une nouvelle sous-catégorie</text:p>
        </text:list-item>
        <text:list-item>
          <text:p text:style-name="P7">Proposer un produit dans une catégorie,</text:p>
        </text:list-item>
        <text:list-item>
          <text:p text:style-name="P7">valider un produit si il est admin de la catégorie</text:p>
        </text:list-item>
        <text:list-item>
          <text:p text:style-name="P7">lier un mot clé aux produits dont il est auteur (cfg : <text:span text:style-name="T2">oui</text:span>, non),</text:p>
        </text:list-item>
        <text:list-item>
          <text:p text:style-name="P7">lier un article à un produit et inversement si il est auteur du produit ET de l'article (cfg : <text:span text:style-name="T2">oui</text:span>, non),</text:p>
        </text:list-item>
        <text:list-item>
          <text:p text:style-name="P7">lier un mot clé aux catégories dont il est administrateur (cfg : <text:span text:style-name="T2">oui</text:span>, non),</text:p>
        </text:list-item>
        <text:list-item>
          <text:p text:style-name="P7">Lier une catégorie à un article et inversement si il est auteur de l'article et administrateur de la catégorie. </text:p>
        </text:list-item>
        <text:list-item>
          <text:p text:style-name="P8">lier une catégorie à une rubrique et inversement si il est administrateur de la catégories ET de la rubrique (cfg : <text:span text:style-name="T2">oui</text:span>, non), --&gt; intérêt à estimer ...</text:p>
        </text:list-item>
        <text:list-item>
          <text:p text:style-name="P7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 text:continue-numbering="true">
        <text:list-item>
          <text:p text:style-name="P3">Time line</text:p>
        </text:list-item>
        <text:list-item>
          <text:p text:style-name="P3">Méthode de travaille</text:p>
        </text:list-item>
        <text:list-item>
          <text:p text:style-name="P3">Règles de commit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BE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8:34:40</meta:creation-date>
    <dc:date>2007-03-16T01:10:41</dc:date>
    <dc:language>fr-BE</dc:language>
    <meta:editing-cycles>6</meta:editing-cycles>
    <meta:editing-duration>PT4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299" meta:character-count="1802"/>
  </office:meta>
</office:document-meta>
</file>